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Tahoma"/>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style:font-size-asian="14pt" style:font-size-complex="14pt"/>
    </style:style>
    <style:style style:name="P2" style:family="paragraph" style:parent-style-name="Standard">
      <style:paragraph-properties fo:line-height="150%" fo:text-align="justify" style:justify-single-word="false"/>
      <style:text-properties fo:font-size="14pt"/>
    </style:style>
    <style:style style:name="T1" style:family="text">
      <style:text-properties fo:language="ru" fo:country="RU" style:font-size-asian="14pt" style:font-size-complex="14pt"/>
    </style:style>
    <style:style style:name="T2" style:family="text">
      <style:text-properties fo:font-variant="normal" fo:text-transform="none" fo:color="#000000" style:font-name="Arial1" fo:font-size="9.75pt" fo:letter-spacing="normal" fo:font-style="normal" fo:font-weight="normal" style:font-size-asian="14pt" style:font-size-complex="14pt"/>
    </style:style>
    <style:style style:name="T3" style:family="text">
      <style:text-properties fo:font-variant="normal" fo:text-transform="none" fo:color="#000000" style:font-name="Arial1" fo:font-size="9.75pt" fo:letter-spacing="normal" fo:language="ru" fo:country="RU" fo:font-style="normal" fo:font-weight="normal" style:font-size-asian="14pt" style:font-size-complex="14pt"/>
    </style:style>
    <style:style style:name="T4" style:family="text">
      <style:text-propertie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I</text:p>
      <text:p text:style-name="P1">Деривація та способи словотворення в СУЛМ</text:p>
      <text:p text:style-name="P2"><text:span text:style-name="T4">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span></text:p>
      <text:p text:style-name="P2"><text:span text:style-name="T4">Термін “деривація” має двояке значення: 1) це сама система словотвірної будови мови, яка утворювалася за своїми внутрішніми законами протягом усього історичного розвитку мови; [</text:span><text:span text:style-name="T2">Вакарюк Л., Панцьо С. Українська мова. Морфеміка і словотвір. -- Тернопіль, 2004, C. 89</text:span><text:span text:style-name="T4">] 2) вчення про словотвірну будову мови як мовознавчу дисципліну, Перше значення — словотвір як процес є первинним, а друге — словотвір як вчення про словотвірну будову мови — вторинним [Ковалик І. Вчення про словотвір. Вип. 2. — Львів, 1961, С. 54 ]</text:span></text:p>
      <text:p text:style-name="P2"><text:span text:style-name="T4">Словотвір, як і мову в цілому, можна вивчати у двох аспектах: діахронічному і синхронічному.</text:span></text:p>
      <text:p text:style-name="P2"><text:span text:style-name="T4">Діахронічний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span></text:p>
      <text:p text:style-name="P2"><text:span text:style-name="T4">Синхронічний (описовий) — це вчення про похідну лексику у її взаємовідношенні з іншими словами на певному етапі розвитку мови протягом певного часу. <text:s text:c="72"/></text:span></text:p>
      <text:p text:style-name="P2"><text:span text:style-name="T4">[</text:span><text:span text:style-name="T2">Вакарюк Л., Панцьо С. Українська мова. Морфеміка і словотвір. -- Тернопіль, 2004, C. 89</text:span><text:span text:style-name="T4">]</text:span></text:p>
      <text:p text:style-name="P2"><text:span text:style-name="T4"/></text:p>
      <text:p text:style-name="P2"><text:span text:style-name="T4">Об’єктом <text:s/>словотвору є слово, яке вивчається також в інших розділах лінгвістичної науки.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text:span><text:soft-page-break/><text:span text:style-name="T4">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 вивчення конкретних формальних і семантичних ознак похідних слів, якими вони відрізняються від непохідних; 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 виявлення основних закономірностей і тенденцій, що активно діють у словотворчих процесах постійного збагачення лексичного складу новими утвореннями [Словотвір сучасної української літературної мови. — К., 1979, С. 7] </text:span></text:p>
      <text:p text:style-name="P2"><text:span text:style-name="T4"/></text:p>
      <text:p text:style-name="P2"><text:span text:style-name="T4">Похідне слово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span></text:p>
      <text:p text:style-name="P2"><text:span text:style-name="T4">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span></text:p>
      <text:p text:style-name="P2"><text:span text:style-name="T4">Похідне слово виникає в мові як результат процесів словотворення, які у підсумку зводяться до процесів комбінаторики та</text:span><text:span text:style-name="T1">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 — твірної основи і форманта.</text:span></text:p>
      <text:p text:style-name="P2"><text:span text:style-name="T1">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і і досить часто сплутується з іншим терміном — «морфемна </text:span><text:soft-page-break/><text:span text:style-name="T1">(морфологічна) структура слова».</text:span></text:p>
      <text:p text:style-name="P2"><text:span text:style-name="T1">Словотвірна стуктура — це подільність слова на елементи, які безпосередньо беруть участь у творенні даного слова.</text:span></text:p>
      <text:p text:style-name="P2"><text:span text:style-name="T1">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span></text:p>
      <text:p text:style-name="P2"><text:span text:style-name="T1">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 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span></text:p>
      <text:p text:style-name="P2"><text:span text:style-name="T1">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span></text:p>
      <text:p text:style-name="P2"><text:span text:style-name="T1">Твірно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span></text:p>
      <text:p text:style-name="P2"><text:span text:style-name="T1">Твірне слово разом із похідним складають таку комплексну одиницю словотвірної системи, як словотвірна пара.</text:span></text:p>
      <text:p text:style-name="P2"><text:span text:style-name="T1">Словотвірна пара — це таке зіставлення однокореневих слів, при якому одне з них включає мотиватор, інше, крім мотиватора, — ще й формант.</text:span></text:p>
      <text:p text:style-name="P2"><text:span text:style-name="T1">Наприклад: інструмент → інструментарій, міський → приміський, комедія → </text:span><text:soft-page-break/><text:span text:style-name="T1">комедіант та ін.</text:span></text:p>
      <text:p text:style-name="P2"><text:span text:style-name="T1">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span></text:p>
      <text:p text:style-name="P2"><text:span text:style-name="T1">Словотвірна пара — це мінімальний, бінарний ланцюжок, який є складовим елементом словотвірного гнізда.</text:span></text:p>
      <text:p text:style-name="P2"><text:span text:style-name="T1">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то твірного, хоча сам процес словотворення відбувається у зворотньому напрямку: від твірного до похідного, наприклад: край → краянин.</text:span></text:p>
      <text:p text:style-name="P2"><text:span text:style-name="T1">В окремих випадках процес словотворення починається і закінчується словотвірною парою. Однак таких випадків у сучасній українській мові небагато.</text:span></text:p>
      <text:p text:style-name="P2"><text:span text:style-name="T1">Таким чином, словотвірна пара як одиниця, в якій відбувається зіставлення твірного та похідного слів, має актуальне значення для словотвору в цілому, оскільки це зіставлення, без сумніву, носить характер закономірності і може пролити світло на невирішені питання семасіології, лексики та граматики.</text:span></text:p>
      <text:p text:style-name="P2"><text:span text:style-name="T1"/></text:p>
      <text:p text:style-name="P2"><text:span text:style-name="T1">[</text:span><text:span text:style-name="T3">Вакарюк Л., Панцьо С. Українська мова. Морфеміка і словотвір. -- Тернопіль, 2004, C. 100—105</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Tahoma"/>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7T13:43:10</meta:creation-date>
    <dc:date>2012-03-27T19:14:22</dc:date>
    <meta:editing-duration>PT5H31M13S</meta:editing-duration>
    <meta:editing-cycles>14</meta:editing-cycles>
    <meta:generator>LibreOffice/3.4$Linux LibreOffice_project/340m1$Build-402</meta:generator>
    <meta:document-statistic meta:table-count="0" meta:image-count="0" meta:object-count="0" meta:page-count="4" meta:paragraph-count="27" meta:word-count="929" meta:character-count="6923" meta:non-whitespace-character-count="5946"/>
  </office:meta>
</office:document-meta>
</file>